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9ebff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officeooo:paragraph-rsid="00554df7" style:font-size-asian="12.25pt" style:font-size-complex="14pt"/>
    </style:style>
    <style:style style:name="P12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3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4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5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54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55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56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57" style:family="paragraph" style:parent-style-name="_30_._20_Normál">
      <style:text-properties fo:font-size="14pt" fo:font-weight="normal" officeooo:rsid="003d9276" officeooo:paragraph-rsid="003d9276" style:font-size-asian="12.25pt" style:font-weight-asian="normal" style:font-size-complex="14pt" style:font-weight-complex="normal"/>
    </style:style>
    <style:style style:name="P58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59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60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61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62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63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64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65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66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67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68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69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70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71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72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73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74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75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76" style:family="paragraph" style:parent-style-name="_30_._20_Normál">
      <style:text-properties officeooo:rsid="0021ec78" officeooo:paragraph-rsid="0021ec78"/>
    </style:style>
    <style:style style:name="P77" style:family="paragraph" style:parent-style-name="_30_._20_Normál">
      <style:text-properties officeooo:rsid="00221094" officeooo:paragraph-rsid="00221094"/>
    </style:style>
    <style:style style:name="P78" style:family="paragraph" style:parent-style-name="_30_._20_Normál">
      <style:text-properties officeooo:rsid="0023594d" officeooo:paragraph-rsid="0023594d"/>
    </style:style>
    <style:style style:name="P79" style:family="paragraph" style:parent-style-name="_30_._20_Normál">
      <style:text-properties officeooo:rsid="0025121f" officeooo:paragraph-rsid="0025121f"/>
    </style:style>
    <style:style style:name="P80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81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82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83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84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85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86" style:family="paragraph" style:parent-style-name="Cím_20_03">
      <style:text-properties officeooo:rsid="0034af1a" officeooo:paragraph-rsid="0034af1a"/>
    </style:style>
    <style:style style:name="P87" style:family="paragraph" style:parent-style-name="Cím_20_03">
      <style:text-properties fo:font-size="16pt" style:font-size-asian="16pt" style:font-size-complex="16pt"/>
    </style:style>
    <style:style style:name="P88" style:family="paragraph" style:parent-style-name="_30_._20_Normál">
      <style:text-properties officeooo:rsid="0076365f" officeooo:paragraph-rsid="0076365f"/>
    </style:style>
    <style:style style:name="P89" style:family="paragraph" style:parent-style-name="Cím_20_03">
      <style:text-properties officeooo:rsid="0076365f" officeooo:paragraph-rsid="0076365f"/>
    </style:style>
    <style:style style:name="P90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91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92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103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104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105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106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107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108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109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officeooo:rsid="0014f620"/>
    </style:style>
    <style:style style:name="T22" style:family="text">
      <style:text-properties officeooo:rsid="00161c34"/>
    </style:style>
    <style:style style:name="T23" style:family="text">
      <style:text-properties officeooo:rsid="0018c334"/>
    </style:style>
    <style:style style:name="T24" style:family="text">
      <style:text-properties officeooo:rsid="0019e43e"/>
    </style:style>
    <style:style style:name="T25" style:family="text">
      <style:text-properties officeooo:rsid="0019f7c5"/>
    </style:style>
    <style:style style:name="T26" style:family="text">
      <style:text-properties officeooo:rsid="001d0919"/>
    </style:style>
    <style:style style:name="T27" style:family="text">
      <style:text-properties officeooo:rsid="001e5590"/>
    </style:style>
    <style:style style:name="T28" style:family="text">
      <style:text-properties officeooo:rsid="002053b1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25db8" style:font-weight-asian="normal" style:font-weight-complex="normal"/>
    </style:style>
    <style:style style:name="T32" style:family="text">
      <style:text-properties fo:font-weight="normal" officeooo:rsid="00340651" style:font-weight-asian="normal" style:font-weight-complex="normal"/>
    </style:style>
    <style:style style:name="T33" style:family="text">
      <style:text-properties fo:font-weight="normal" officeooo:rsid="003428e1" style:font-weight-asian="normal" style:font-weight-complex="normal"/>
    </style:style>
    <style:style style:name="T34" style:family="text">
      <style:text-properties fo:font-weight="normal" officeooo:rsid="0034af1a" style:font-weight-asian="normal" style:font-weight-complex="normal"/>
    </style:style>
    <style:style style:name="T35" style:family="text">
      <style:text-properties fo:font-weight="normal" officeooo:rsid="0036e3e1" style:font-weight-asian="normal" style:font-weight-complex="normal"/>
    </style:style>
    <style:style style:name="T36" style:family="text">
      <style:text-properties fo:font-weight="normal" officeooo:rsid="0038de71" style:font-weight-asian="normal" style:font-weight-complex="normal"/>
    </style:style>
    <style:style style:name="T37" style:family="text">
      <style:text-properties fo:font-weight="normal" officeooo:rsid="003a01dd" style:font-weight-asian="normal" style:font-weight-complex="normal"/>
    </style:style>
    <style:style style:name="T38" style:family="text">
      <style:text-properties fo:font-weight="normal" officeooo:rsid="004cc25c" style:font-weight-asian="normal" style:font-weight-complex="normal"/>
    </style:style>
    <style:style style:name="T39" style:family="text">
      <style:text-properties fo:font-weight="normal" officeooo:rsid="004cd963" style:font-weight-asian="normal" style:font-weight-complex="normal"/>
    </style:style>
    <style:style style:name="T40" style:family="text">
      <style:text-properties fo:font-weight="normal" officeooo:rsid="00514ea3" style:font-weight-asian="normal" style:font-weight-complex="normal"/>
    </style:style>
    <style:style style:name="T41" style:family="text">
      <style:text-properties fo:font-weight="normal" officeooo:rsid="005b58fc" style:font-weight-asian="normal" style:font-weight-complex="normal"/>
    </style:style>
    <style:style style:name="T42" style:family="text">
      <style:text-properties fo:font-weight="normal" officeooo:rsid="005eb510" style:font-weight-asian="normal" style:font-weight-complex="normal"/>
    </style:style>
    <style:style style:name="T43" style:family="text">
      <style:text-properties fo:font-weight="normal" officeooo:rsid="00650221" style:font-weight-asian="normal" style:font-weight-complex="normal"/>
    </style:style>
    <style:style style:name="T44" style:family="text">
      <style:text-properties fo:font-weight="normal" officeooo:rsid="0066c7d0" style:font-weight-asian="normal" style:font-weight-complex="normal"/>
    </style:style>
    <style:style style:name="T45" style:family="text">
      <style:text-properties fo:font-weight="normal" officeooo:rsid="006ad451" style:font-weight-asian="normal" style:font-weight-complex="normal"/>
    </style:style>
    <style:style style:name="T46" style:family="text">
      <style:text-properties fo:font-weight="normal" officeooo:rsid="006c8f4f" style:font-weight-asian="normal" style:font-weight-complex="normal"/>
    </style:style>
    <style:style style:name="T47" style:family="text">
      <style:text-properties fo:font-weight="normal" officeooo:rsid="006ee98d" style:font-weight-asian="normal" style:font-weight-complex="normal"/>
    </style:style>
    <style:style style:name="T48" style:family="text">
      <style:text-properties fo:font-weight="normal" officeooo:rsid="00752cdd" style:font-weight-asian="normal" style:font-weight-complex="normal"/>
    </style:style>
    <style:style style:name="T49" style:family="text">
      <style:text-properties fo:font-weight="normal" officeooo:rsid="00793a86" style:font-weight-asian="normal" style:font-weight-complex="normal"/>
    </style:style>
    <style:style style:name="T50" style:family="text">
      <style:text-properties fo:font-weight="normal" officeooo:rsid="007beca7" style:font-weight-asian="normal" style:font-weight-complex="normal"/>
    </style:style>
    <style:style style:name="T51" style:family="text">
      <style:text-properties fo:font-weight="normal" officeooo:rsid="007b097a" style:font-weight-asian="normal" style:font-weight-complex="normal"/>
    </style:style>
    <style:style style:name="T52" style:family="text">
      <style:text-properties fo:font-weight="normal" officeooo:rsid="00915fe4" style:font-weight-asian="normal" style:font-weight-complex="normal"/>
    </style:style>
    <style:style style:name="T53" style:family="text">
      <style:text-properties fo:font-weight="normal" officeooo:rsid="0093f2e0" style:font-weight-asian="normal" style:font-weight-complex="normal"/>
    </style:style>
    <style:style style:name="T54" style:family="text">
      <style:text-properties fo:font-weight="normal" officeooo:rsid="0094a3d3" style:font-weight-asian="normal" style:font-weight-complex="normal"/>
    </style:style>
    <style:style style:name="T55" style:family="text">
      <style:text-properties fo:font-weight="normal" officeooo:rsid="00969a63" style:font-weight-asian="normal" style:font-weight-complex="normal"/>
    </style:style>
    <style:style style:name="T56" style:family="text">
      <style:text-properties officeooo:rsid="0023594d"/>
    </style:style>
    <style:style style:name="T57" style:family="text">
      <style:text-properties officeooo:rsid="0025121f"/>
    </style:style>
    <style:style style:name="T58" style:family="text">
      <style:text-properties officeooo:rsid="002705eb"/>
    </style:style>
    <style:style style:name="T59" style:family="text">
      <style:text-properties officeooo:rsid="002a48ca"/>
    </style:style>
    <style:style style:name="T60" style:family="text">
      <style:text-properties officeooo:rsid="002d30aa"/>
    </style:style>
    <style:style style:name="T61" style:family="text">
      <style:text-properties officeooo:rsid="0032326d"/>
    </style:style>
    <style:style style:name="T62" style:family="text">
      <style:text-properties officeooo:rsid="003428e1"/>
    </style:style>
    <style:style style:name="T63" style:family="text">
      <style:text-properties officeooo:rsid="003d0e9a"/>
    </style:style>
    <style:style style:name="T64" style:family="text">
      <style:text-properties officeooo:rsid="003dd897"/>
    </style:style>
    <style:style style:name="T65" style:family="text">
      <style:text-properties officeooo:rsid="003eca7c"/>
    </style:style>
    <style:style style:name="T66" style:family="text">
      <style:text-properties officeooo:rsid="0042cd4d"/>
    </style:style>
    <style:style style:name="T67" style:family="text">
      <style:text-properties officeooo:rsid="004bd667"/>
    </style:style>
    <style:style style:name="T68" style:family="text">
      <style:text-properties officeooo:rsid="00325db8"/>
    </style:style>
    <style:style style:name="T69" style:family="text">
      <style:text-properties officeooo:rsid="004eb005"/>
    </style:style>
    <style:style style:name="T70" style:family="text">
      <style:text-properties officeooo:rsid="005284ed"/>
    </style:style>
    <style:style style:name="T71" style:family="text">
      <style:text-properties officeooo:rsid="00543c91"/>
    </style:style>
    <style:style style:name="T72" style:family="text">
      <style:text-properties officeooo:rsid="00554df7"/>
    </style:style>
    <style:style style:name="T73" style:family="text">
      <style:text-properties officeooo:rsid="00595d4a"/>
    </style:style>
    <style:style style:name="T74" style:family="text">
      <style:text-properties officeooo:rsid="005a65b2"/>
    </style:style>
    <style:style style:name="T75" style:family="text">
      <style:text-properties officeooo:rsid="005a75bd"/>
    </style:style>
    <style:style style:name="T76" style:family="text">
      <style:text-properties officeooo:rsid="005b58fc"/>
    </style:style>
    <style:style style:name="T77" style:family="text">
      <style:text-properties officeooo:rsid="0062565b"/>
    </style:style>
    <style:style style:name="T78" style:family="text">
      <style:text-properties officeooo:rsid="006405f8"/>
    </style:style>
    <style:style style:name="T79" style:family="text">
      <style:text-properties officeooo:rsid="0069af74"/>
    </style:style>
    <style:style style:name="T80" style:family="text">
      <style:text-properties officeooo:rsid="006a30d0"/>
    </style:style>
    <style:style style:name="T81" style:family="text">
      <style:text-properties officeooo:rsid="0066c7d0"/>
    </style:style>
    <style:style style:name="T82" style:family="text">
      <style:text-properties officeooo:rsid="0077f620"/>
    </style:style>
    <style:style style:name="T83" style:family="text">
      <style:text-properties officeooo:rsid="007beca7"/>
    </style:style>
    <style:style style:name="T84" style:family="text">
      <style:text-properties officeooo:rsid="007d2958"/>
    </style:style>
    <style:style style:name="T85" style:family="text">
      <style:text-properties officeooo:rsid="007dd3bd"/>
    </style:style>
    <style:style style:name="T86" style:family="text">
      <style:text-properties officeooo:rsid="008107ae"/>
    </style:style>
    <style:style style:name="T87" style:family="text">
      <style:text-properties officeooo:rsid="0081ec58"/>
    </style:style>
    <style:style style:name="T88" style:family="text">
      <style:text-properties officeooo:rsid="0083a45b"/>
    </style:style>
    <style:style style:name="T89" style:family="text">
      <style:text-properties officeooo:rsid="0083c5b1"/>
    </style:style>
    <style:style style:name="T90" style:family="text">
      <style:text-properties officeooo:rsid="00876445"/>
    </style:style>
    <style:style style:name="T91" style:family="text">
      <style:text-properties officeooo:rsid="008813a9"/>
    </style:style>
    <style:style style:name="T92" style:family="text">
      <style:text-properties officeooo:rsid="008d3a2b"/>
    </style:style>
    <style:style style:name="T93" style:family="text">
      <style:text-properties officeooo:rsid="008fb81b"/>
    </style:style>
    <style:style style:name="T94" style:family="text">
      <style:text-properties officeooo:rsid="00914282"/>
    </style:style>
    <style:style style:name="T95" style:family="text">
      <style:text-properties officeooo:rsid="00933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Telepítés: <text:span text:style-name="T30">sudo pacman -Syu --asdeps kicad kicad-library kicad-library-3d</text:span></text:p>
      <text:p text:style-name="P87"/>
      <text:p text:style-name="P87"/>
      <text:p text:style-name="P87"><text:span text:style-name="T22">I. </text:span>Kapcsolási rajz - Schematic szerkesztése</text:p>
      <text:p text:style-name="P15"/>
      <text:p text:style-name="P15"/>
      <text:p text:style-name="P19">Munka kezdése:</text:p>
      <text:p text:style-name="P6"><text:span text:style-name="T67">K</text:span>ezdjük a fájl/oldalbeállításokkal, és adjunk nevet, dátumot, és szüksége esetén módosítsuk az oldalbeállításokat.</text:p>
      <text:p text:style-name="P19"><text:span text:style-name="T62">Kapcsolási rajznál</text:span><text:span text:style-name="T33"> a</text:span><text:span text:style-name="T30"> 140%-os nyomtatáshoz rajzoljuk meg a keretet </text:span><text:span text:style-name="T33">(bal oldali eszköztáron vonalat használjuk) </text:span><text:span text:style-name="T30">és abba rajzoljunk. A keret mérete X*Y = </text:span>2<text:span text:style-name="T61">10</text:span>*1<text:span text:style-name="T61">5</text:span>0 mm<text:span text:style-name="T30">. A lap bal felső sarkában levő origóból rajzoljuk, és nyomtatáskor majd oda visszük a keretet a benne levőkkel együtt, és akkor a 140%-os nyomtatáskor pont minden ki lesz nyomtatva.</text:span><text:span text:style-name="T31"> </text:span></text:p>
      <text:p text:style-name="P27"><text:span text:style-name="T68">P</text:span>CB-nél <text:span text:style-name="T30">fotózáshoz x = 150, y = 100 mm, A4-es lap = 275x170 mm.</text:span></text:p>
      <text:p text:style-name="P19"><text:span text:style-name="T30"/></text:p>
      <text:p text:style-name="P19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6">Delete: <text:span text:style-name="T30">Az egeret elég valami fölé vinni és megnyomni a delete gombot (nem kell kijelölni semmit).</text:span></text:p>
      <text:p text:style-name="P16"/>
      <text:p text:style-name="P1"><text:span text:style-name="T3">Symbol mappa:</text:span> /usr/share/kicad/symbols</text:p>
      <text:p text:style-name="P1">Symbol mappák hozzáadása: Prferences/manage symbol libraries: alul mappa ikon (add en existing library to table): a megnyíló ablakban megkeresem a /usr/share/kicad/symbols/ mappát, de ez nem elég, a mappában levő fájlokat mind kijelölni (Ctrl+A), vagy a shift gomb használatával, és csak utána kattintani az open -re. </text:p>
      <text:p text:style-name="P1"/>
      <text:p text:style-name="P1"><text:span text:style-name="T3">Foot prints mapp</text:span><text:span text:style-name="T4">a</text:span><text:span text:style-name="T3">:</text:span> /usr/share/kicad/footprints</text:p>
      <text:p text:style-name="P1">A tartalmát hozzáadjuk a Tolls menü/assing footprints megnyitása után, hasonlóan a symbol mappánál leírtak szerint járva el (itt sem elég a mappa, a fájlokat kell bemásolni).</text:p>
      <text:p text:style-name="P1"/>
      <text:p text:style-name="P12"><text:span text:style-name="T3">Egyéb library helyek:</text:span> .local/share/kicad/</text:p>
      <text:p text:style-name="P12"><text:soft-page-break/></text:p>
      <text:p text:style-name="P26">Saját symbol és footprints mappák létrehozása, hozzáadása:</text:p>
      <text:p text:style-name="P60">Egyik módszer, ha fájlkezelőben létrehozom és majd a Kicadban hozzáadom.</text:p>
      <text:p text:style-name="P61"><text:span text:style-name="T3">Symbol </text:span>(alkatrészek): *.kicad_sym fájl létrehozása. <text:span text:style-name="T73">A Github-on csináltam Kicad repót (gvandor userhez), ennek megfelelően az elérési út a következő lett: <text:s/>~/</text:span>Documents/Github/gvandor/<text:span text:style-name="T3">Kicad/Symbols/001_user_library.kicad_sym</text:span><text:span text:style-name="T9"> </text:span><text:span text:style-name="T3">Footprints</text:span> (lábnyom, fólia oldali lenyomatok): *.pretty fájl létrehozása.<text:span text:style-name="T74"> </text:span><text:span text:style-name="T73">~/</text:span>Documents/Github/gvandor/<text:span text:style-name="T3">Kicad/FootPrints/001_user_library.pretty</text:span><text:span text:style-name="T9"> </text:span>Azért kezdődik számmal, mert így a lista elején lesz majd. </text:p>
      <text:p text:style-name="P61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7"/>
      <text:p text:style-name="P1"><text:span text:style-name="T3">Munkaterület mozgatása: </text:span>jobb<text:span text:style-name="T23">, vagy középső</text:span> egérgomb lenyomva tartás mellett.</text:p>
      <text:p text:style-name="P1"/>
      <text:p text:style-name="P1">A KiCadben a megnyomás <text:span text:style-name="T3">Esc</text:span><text:span text:style-name="T21"> </text:span>mindig "törlést" jelent: ha egy eszköz valamilyen művelet közepén van (például nyomvonalak irányítása), a gomb első megnyomása Esc<text:span text:style-name="T21"> </text:span>megszakítja azt a műveletet. A következő megnyomásával Esc<text:span text:style-name="T21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 help/list hotkeys</text:p>
      <text:p text:style-name="P8"/>
      <text:p text:style-name="P13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3"/>
      <text:p text:style-name="P13"><text:span text:style-name="T3">Alkatrészek</text:span> <text:span text:style-name="T3">lehelyezése</text:span>:</text:p>
      <text:p text:style-name="P13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0">értéket</text:span> (<text:span text:style-name="T3">value</text:span>), kiválasztom a lábnyomot (<text:span text:style-name="T3">footprint</text:span>) &gt; végül leteszem az alkatrészt (symbolt).</text:p>
      <text:p text:style-name="P13"/>
      <text:p text:style-name="P32">SNAP beállítás: négy helyen<text:span text:style-name="T30"> is be kell állítani. Preferences/preferences/symbol editor</text:span><text:span text:style-name="T41">/display option</text:span><text:span text:style-name="T30">, schematic editor</text:span><text:span text:style-name="T41">/display option</text:span><text:span text:style-name="T30">, footprint editor</text:span><text:span text:style-name="T41">/display option</text:span><text:span text:style-name="T30">, pcb editor</text:span><text:span text:style-name="T41">/display option</text:span><text:span text:style-name="T30">. Úgy állítottam be, hogy a grid bekapcsolásakor legyen snap, kikapcsoláskor ne legyen.</text:span></text:p>
      <text:p text:style-name="P8"/>
      <text:p text:style-name="P8"><text:span text:style-name="T3">Alap alkatrészek a device</text:span> mappában<text:span text:style-name="T75"> vannak</text:span>.</text:p>
      <text:p text:style-name="P1"><text:span text:style-name="T24">Szimbólumot (alkatrészt)</text:span> lehet konkrét típus szerint is<text:span text:style-name="T21">, vagy az alábbiak szerint:</text:span></text:p>
      <text:p text:style-name="P1"><text:soft-page-break/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28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29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5"> (vezetékek nélkül a kijelölt s</text:span><text:span text:style-name="T26">z</text:span><text:span text:style-name="T25">imbólumot), G (a hozzátartozó vezetéket is viszi).</text:span></text:p>
      <text:p text:style-name="P9"><text:span text:style-name="T3">X</text:span> horizontális tükrözést végez az elemen.</text:p>
      <text:p text:style-name="P1"><text:span text:style-name="T3">Vezetékezés:</text:span> vezeték W (wire), B<text:span text:style-name="T26"> (bus)</text:span>, vagy oldalt az eszköztáron.</text:p>
      <text:p text:style-name="P1">Befejezés: dupla kattintással, vagy jobb klikk menü. Megszakítás esc.</text:p>
      <text:p text:style-name="P1"/>
      <text:p text:style-name="P11"><text:span text:style-name="T3">Annotáció</text:span><text:span text:style-name="T10"> (megjegyzés hozzárendelése)</text:span><text:span text:style-name="T3">:</text:span> </text:p>
      <text:p text:style-name="P31">Fontos! Amíg nincs annotáció, addig nem lehet footprintseket (lenyomatokat) hozzárendelni az alkatrészekhez!<text:span text:style-name="T76"> L</text:span><text:span text:style-name="T41">egyen bekapcsolva automatára (bal eszközsor)</text:span></text:p>
      <text:p text:style-name="P11"><text:soft-page-break/><text:span text:style-name="T72">B</text:span>al oldalt R??-R42 gomb: ha be van kapcsolva automatára, akkor pl. a következő ellenállást számozza, egyébként csak egy kérdőjelet tesz hozzá. Felső menüben a To<text:span text:style-name="T27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82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7">Alkatrész (szimbólum) átrajzolása, módosítása:<text:span text:style-name="T30"> </text:span>ctrl+E<text:span text:style-name="T30">.</text:span></text:p>
      <text:p text:style-name="P18">Egy elem tulajdonságai (méret, érték): E<text:span text:style-name="T82">, dupla kattintás.</text:span></text:p>
      <text:p text:style-name="P14"/>
      <text:p text:style-name="P14">Footprints ablak:</text:p>
      <text:p text:style-name="P25">Fontos infó: <text:span text:style-name="T30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103"/>
      <text:p text:style-name="P103">Keywords: <text:span text:style-name="T30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10"/>
      <text:p text:style-name="P23">A Footprints elemek <text:span text:style-name="T63">hozzárendelése (assigment) az alkatrészekhez (symbols)</text:span>:</text:p>
      <text:p text:style-name="P55">Fontos művelet, mert csak azon alkatrészek footprint elemeit tudod a pcb-be bevinni, amikhez hozzárendelted.<text:span text:style-name="T64"> </text:span><text:span text:style-name="T74">Több</text:span><text:span text:style-name="T64">féle módszer van.</text:span></text:p>
      <text:p text:style-name="P53"/>
      <text:p text:style-name="P53">Amikor egy alkatrészt elhelyezel, akkor kijelölöd és E, tulajdonságlapja megjelenik. A footprint sorra kattintasz, kitölthető mezőre vált, a mező jobb végén van egy kis ikon, rákattintasz és megjelenik a footprins ablak. <text:soft-page-break/>Megkeresed a megfelelőt, vagy ha nincs, akkor hasonlót, amit majd a PCB-ben módosíthatsz, pl. a pin távolság nem pont olyan. Amikor kijelölted, amit választasz , fennt van egy gomb "insert footprint on board" szöveggel, azzal beilleszted, majd OK. gomb. </text:p>
      <text:p text:style-name="P53"/>
      <text:p text:style-name="P53"><text:span text:style-name="T65">Másik mód, ez a fejlettebb:</text:span> Tools/assign footprint<text:span text:style-name="T65">.</text:span> Jobb kattintás (középső ablakrészben) az alkatrészen, és megnézhetjük a kiválasztott footprintet, vagy, ha elrontottuk, törölhetjük a hozzárendelést.</text:p>
      <text:p text:style-name="P56">Ha ebben az ablakban módosítasz valamit, ne felejtsd el A<text:span text:style-name="T3">pply save schematic &amp; continue gombot megnyomni</text:span>, és csak utána OK.</text:p>
      <text:p text:style-name="P57">Még egy fontos dolog, az alkatrész tulajdonságlapján nem tudsz keresőt használni a footprint elem kiválasztásához, de a Tools/assign footprint ablakban van kereső mező és szűrő ikonok, lehet hamarább találsz meg valamit<text:span text:style-name="T66">, de van amikor mégis az első módszerrel találsz megfelelőt.</text:span></text:p>
      <text:p text:style-name="P54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65">,</text:span> dupla kattintás<text:span text:style-name="T65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81">Insert = utolsó művelet ismétlése<text:span text:style-name="T30"> (PCB-ben is)</text:span></text:p>
      <text:p text:style-name="P76">X = horizontális tükrözés</text:p>
      <text:p text:style-name="P76">Y = átlós, ferde vezetékezés</text:p>
      <text:p text:style-name="P76">E = alkatrész tulajdonság</text:p>
      <text:p text:style-name="P76">Ctrl + E = alkatrész átrajzolása (editálása)</text:p>
      <text:p text:style-name="P76">A<text:span text:style-name="T56"> = add symbol</text:span></text:p>
      <text:p text:style-name="P76">P<text:span text:style-name="T56"> = add power or ground</text:span></text:p>
      <text:p text:style-name="P76">W<text:span text:style-name="T56"> = add wire</text:span></text:p>
      <text:p text:style-name="P76">B<text:span text:style-name="T56"> = add Bus</text:span></text:p>
      <text:p text:style-name="P76">Z<text:span text:style-name="T56"> = add wire to bus</text:span></text:p>
      <text:p text:style-name="P78">Q = add no collect flag</text:p>
      <text:p text:style-name="P76">J<text:span text:style-name="T56"> = add a junction (csomópont)</text:span></text:p>
      <text:p text:style-name="P76">L<text:span text:style-name="T56"> = add Label</text:span></text:p>
      <text:p text:style-name="P76">ctrl + L<text:span text:style-name="T56"> = add global label</text:span></text:p>
      <text:p text:style-name="P76">H<text:span text:style-name="T56"> = add hierarchical label</text:span></text:p>
      <text:p text:style-name="P76">S<text:span text:style-name="T56"> = add sheet</text:span></text:p>
      <text:p text:style-name="P76">T<text:span text:style-name="T56"> = add text</text:span></text:p>
      <text:p text:style-name="P76">I<text:span text:style-name="T57"> = add line (vonal</text:span><text:span text:style-name="T58">, nem vezeték</text:span><text:span text:style-name="T57">)</text:span></text:p>
      <text:p text:style-name="P76">ctrl + H<text:span text:style-name="T57"> = fa nézet megjelenítés</text:span></text:p>
      <text:p text:style-name="P76">F5<text:span text:style-name="T57"> = frissít</text:span></text:p>
      <text:p text:style-name="P76"><text:soft-page-break/>Ctrl + F<text:span text:style-name="T57"> = keresés</text:span></text:p>
      <text:p text:style-name="P76">N<text:span text:style-name="T57"> = new symbol</text:span></text:p>
      <text:p text:style-name="P76">Insert<text:span text:style-name="T57"> = legutóbbi objektum beszúrása</text:span></text:p>
      <text:p text:style-name="P77">M<text:span text:style-name="T57"> = mozgatás</text:span></text:p>
      <text:p text:style-name="P77">G<text:span text:style-name="T57"> = mozgatás vezetékkel együtt</text:span></text:p>
      <text:p text:style-name="P79">V = kijelölt elem értékét módosíthatom</text:p>
      <text:p text:style-name="P79"/>
      <text:p text:style-name="P85"/>
      <text:p text:style-name="P82"><text:span text:style-name="T3">Csomópont</text:span><text:span text:style-name="T7">:</text:span><text:span text:style-name="T3"> </text:span></text:p>
      <text:p text:style-name="P82"><text:span text:style-name="T59">A</text:span>rrébb igazítása a vezetéken:<text:span text:style-name="T3"> </text:span>rákattintani, a felugró menüből a junction-t kiválasztani, és akkor arrébb lehet mozgatni. </text:p>
      <text:p text:style-name="P83">Vezetéket összekötök vezetékkel és nem jelenik meg csomópont, megoldás: <text:span text:style-name="T60">nem csak elérem a vezetéket a másik vezetékkel, hanem merőleges irányban elkanyarodok maradva a keresztező vezetékben maradva.</text:span><text:span text:style-name="T74"> A Snap funkció valamiért akadályozza a rajzolást (csomópontok, vezetékek csatlakozása), kapcsold ki.</text:span></text:p>
      <text:p text:style-name="P83"/>
      <text:p text:style-name="P80">Alkatrészlista:</text:p>
      <text:p text:style-name="P84">Tools/Generate BOM</text:p>
      <text:p text:style-name="P84"/>
      <text:p text:style-name="P84"/>
      <text:p text:style-name="P86">II. PCB</text:p>
      <text:p text:style-name="P20"/>
      <text:p text:style-name="P42">Fontos előzetes:</text:p>
      <text:p text:style-name="P69"><text:span text:style-name="T79">Alapból felső nézetben van a panel/tábla (a Front Copper, F.Cu réteg felől),(hagyományos egyoldalas esetén ez az </text:span>alkatrész oldal<text:span text:style-name="T79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79"> réteget</text:span>, akkor arra az oldalra rajzolok<text:span text:style-name="T79">, ahol a réteg van, amire váltottam</text:span>, de ugyanúgy felső nézetből látom. </text:p>
      <text:p text:style-name="P68">A rajzolást <text:span text:style-name="T79">felső nézetben végzem</text:span><text:span text:style-name="T80"> (klasszikus alkatrész oldal)</text:span><text:span text:style-name="T79">, és mindig azt a réteget teszem aktívvá, amelyik oldalra rajzolok </text:span><text:s/>ha kész, így nyomtatom fóliára, majd a fóliát megfordítom és úgy fotózom rá a panelre, így a festék közvetlen kerül a panel felületére, és az alkatrészek is átfordulnak fólia nézetbe.</text:p>
      <text:p text:style-name="P68">Ha papírra nyomtatok, kézi módszerrel (pontozás, toll) csinálom, akkor mivel a papírt nem fordítom meg, a nyomtatás előtt tükrözni kell, és fólia nézetben printelek, így lesz helyes.<text:span text:style-name="T80"> Látni kell tehát, hogy a felül, vagy alulnézet nem azonos a rétegváltással, azt mondhatom, hogy mindig felülnézetből rajzolom mindkét oldalt, csak réteget váltok a rajzolásnál, de nézetet nem.</text:span></text:p>
      <text:p text:style-name="P43">Még egy fontos info: <text:span text:style-name="T30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2"/>
      <text:p text:style-name="P30"><text:soft-page-break/>Footprint = lábnyom, <text:span text:style-name="T30">lenyomat a fólián.</text:span></text:p>
      <text:p text:style-name="P20">Munka kezdése:</text:p>
      <text:p text:style-name="P70">Célszerű front rétegre egy szöveget beilleszteni <text:span text:style-name="T3">felülnézet</text:span> felirattal, hogy lássam ha az egészet tükrözöm.</text:p>
      <text:p text:style-name="P21"><text:span text:style-name="T37">R</text:span><text:span text:style-name="T30">ajzol</text:span><text:span text:style-name="T34">unk egy határoló keretet kicsi</text:span><text:span text:style-name="T37">t</text:span><text:span text:style-name="T34"> másképp, mint a kapcsolási rajznál</text:span><text:span text:style-name="T37"> (itt nem nagyítunk, 1:1-ben kell nyomtatni)</text:span><text:span text:style-name="T34">.</text:span><text:span text:style-name="T30"> </text:span><text:span text:style-name="T39">F</text:span><text:span text:style-name="T38">otózáshoz x = 150, y = 100 mm, A4-es lap = 275x170 mm.</text:span></text:p>
      <text:p text:style-name="P28"><text:span text:style-name="T34">J</text:span><text:span text:style-name="T33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5">, vagy fennt az ezközsoron legegyszerűbb</text:span><text:span text:style-name="T33">. </text:span><text:span text:style-name="T32">A lock kikapcsolása: a selection filter alatt a jobb felső négyzet (lelóg a képernyőről) bejelölése engedélyezi a locked objektumok kinyitását.</text:span><text:span text:style-name="T33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0"> Meglehet csinálni, a Fájl/page settings lapon, hogy egyedi táblaméretet adok meg.</text:span></text:p>
      <text:p text:style-name="P29"><text:span text:style-name="T33">N</text:span><text:span text:style-name="T30">éhány adat a munka előtt: </text:span>pin távolság célszerűen min. 4,8 mm legyen, a forrszemek átmérője 3<text:span text:style-name="T85">-3,5</text:span> mm, a vezetősávok 1<text:span text:style-name="T84">,5</text:span><text:span text:style-name="T85"> - 2 - 3 - 5</text:span> mm.</text:p>
      <text:p text:style-name="P48"/>
      <text:p text:style-name="P48"><text:span text:style-name="T62">T</text:span>ájékoztató feliratok: <text:span text:style-name="T30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22"><text:span text:style-name="T33"/></text:p>
      <text:p text:style-name="P22"><text:span text:style-name="T33">E</text:span><text:span text:style-name="T30">ltérnek a billentyűparancsok a Schematic-hoz képest:</text:span></text:p>
      <text:p text:style-name="P22"><text:span text:style-name="T30">tükrözés (x tengely) = F</text:span><text:span text:style-name="T36"> (előtte M majd utána F, akkor mozgatjuk és tükrözzük egyszerre)</text:span></text:p>
      <text:p text:style-name="P22"><text:span text:style-name="T36"/></text:p>
      <text:p text:style-name="P24">Footprint importálás a kapcsolási rajzból:</text:p>
      <text:p text:style-name="P58">F8, vagy ikon (update pcb with chage made schematic)</text:p>
      <text:p text:style-name="P24"><text:span text:style-name="T30"/></text:p>
      <text:p text:style-name="P59"><text:span text:style-name="T3">új footprint könyvtár létrehozása</text:span>:</text:p>
      <text:p text:style-name="P59">create delete and edit footprint gomb, ez a footprint editor. Ott file/new library, majd eldöntöd, hogy ne csak egy projekthez legyen (global), és adsz egy nevet akarmi.pretty elnevezéssel. Csináltam egy <text:span text:style-name="T69">001_user_library</text:span>.pretty könyvtárat, <text:span text:style-name="T69">ha ráhagynám a kicad a </text:span><text:s/>/home/gvandor/.local/share/kicad/7.0/footprints<text:span text:style-name="T69"> mappába tenné, de inkább a dokumentum mappámban adtam neki egy számomra kedvezőbb útvonalat.</text:span></text:p>
      <text:p text:style-name="P62"><text:soft-page-break/>Ha új alkatrészt veszünk a saját könyvtárba fent a footprint tulajdonságok gombot megnyomva, megadhatjuk a pontos nevét az elemnek, pl. kiegészíthetjük valamivel, ami segít nekem.</text:p>
      <text:p text:style-name="P63"/>
      <text:p text:style-name="P63">Jobb oldal, Layereknél (rétegek)<text:span text:style-name="T70">, a színt mutató négyzeten dupla kattintás, vagy középső kattintás és módosíthatom a réteg színét.</text:span></text:p>
      <text:p text:style-name="P64">Beállítjuk a Fájl/Bord setup menüben a dolgokat.<text:span text:style-name="T71"> </text:span><text:span text:style-name="T8">Board Stackup &gt; Physical Stackup</text:span><text:span text:style-name="T71">, </text:span><text:span text:style-name="T8">Tervezési szabályok &gt; Megszorítások</text:span><text:span text:style-name="T71">, </text:span><text:span text:style-name="T8">Tervezési szabályok <text:s/>&gt; Hálózati osztályok</text:span><text:span text:style-name="T71">.</text:span></text:p>
      <text:p text:style-name="P65">A Track vastagságot és néhány méretet a Net Classes (hálózat osztályok) -ben adjuk meg. Létrehozhatsz több hálózat osztályt eltérő méretekkel, és a megfelelőt aktiválod.</text:p>
      <text:p text:style-name="P33">Fontos:<text:span text:style-name="T30"> nem vonalat kell rajzolni, hanem tracket (a vonal csak grafikai elem).</text:span></text:p>
      <text:p text:style-name="P33"><text:span text:style-name="T30"/></text:p>
      <text:p text:style-name="P34"><text:span text:style-name="T30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2"> A rétegek alapból a felső piros, az alsó zöld, ez módosítható, de célszerű. A bal oldali eszköztáron a réteg előtti színes négyzeten dupla kattintásra lehet módosítani a színt.</text:span></text:p>
      <text:p text:style-name="P34"><text:span text:style-name="T30"/></text:p>
      <text:p text:style-name="P34">Alkatrész elhelyezése:</text:p>
      <text:p text:style-name="P66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66"/>
      <text:p text:style-name="P35">Add Vias: <text:span text:style-name="T30">ez a kétoldal közötti átvezető furat, ami majd összeköti a két rézréteget, amikor az alkatrész lábat (pin) mindkét oldalon megforrasztom.</text:span></text:p>
      <text:p text:style-name="P35"><text:span text:style-name="T30"/></text:p>
      <text:p text:style-name="P36">Vezetősávok, összekötés:<text:span text:style-name="T77"> </text:span><text:span text:style-name="T30">Route Tracks gomb, vagy X.</text:span></text:p>
      <text:p text:style-name="P37">Patkányfészek vonal (ratsnest):<text:span text:style-name="T30"> az alkatrészeket összekötő vonal, ami nem elektromos kapcsolat, csak a Kicad jelzi a kapcsolási rajz alapján, hogy mik között kell elektromos kapcsolatot llétrehozni.</text:span><text:span text:style-name="T45"> A vezetősávokat csak az ilyen vonalaknak megfelelően engedi rajzolni.</text:span></text:p>
      <text:p text:style-name="P38"><text:span text:style-name="T78">Pad (párna)</text:span>: <text:span text:style-name="T30">az alkatrészlábak fólia oldali forszemei (valami ilyesmi a lényeg).</text:span></text:p>
      <text:p text:style-name="P39">Via beszúrása egy vezetősávba<text:span text:style-name="T30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0"><text:span text:style-name="T30"/></text:p>
      <text:p text:style-name="P67"><text:soft-page-break/>Lent az információs sávon jelzi: Pads (padok száma), Track Segmens (vezetősávok és az átvezető furatok átvezetései), Nets (összekötő vonal), Unrouted (amíg nem nulla, addig van összekötetlen rész).</text:p>
      <text:p text:style-name="P40"><text:span text:style-name="T30"/></text:p>
      <text:p text:style-name="P41">Réz zónák: </text:p>
      <text:p text:style-name="P44"><text:span text:style-name="T30">Bal oldali eszköztár: add a filled zone</text:span><text:span text:style-name="T43"> (B)</text:span><text:span text:style-name="T30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4"> A kijelölt zónát az E gombbal tudjuk változtatni (tulajdonság lap), és ha zavaró a látvány, bal oldalt két kapcsolóval tudjuk kapcsolni, hogy csak a határai látszódjanak, vagy az egész.</text:span></text:p>
      <text:p text:style-name="P44"><text:span text:style-name="T44"/></text:p>
      <text:p text:style-name="P49">Rajz részek összelakatolása: <text:span text:style-name="T30">kijelölöd amit lakatolni akarsz, hogy egyben mozgathasd, és jobb kattintás menüből érhető el a grouping. Szétkapcsolás hasonlóan.</text:span></text:p>
      <text:p text:style-name="P44"><text:span text:style-name="T44"/></text:p>
      <text:p text:style-name="P45"><text:span text:style-name="T81">N</text:span>yomtatás:</text:p>
      <text:p text:style-name="P70">A nyomtatási rétegek: </text:p>
      <text:p text:style-name="P46"><text:span text:style-name="T30">A silkscreen (szitanyomás) az alkatrész rajzát jeleníti meg, </text:span><text:span text:style-name="T46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47"><text:span text:style-name="T46">L</text:span><text:span text:style-name="T30">ehet </text:span><text:span text:style-name="T47">user</text:span><text:span text:style-name="T30"> réteg</text:span><text:span text:style-name="T47">ek</text:span><text:span text:style-name="T30">re tetszőleges információkat írni, cím, megjegyzések, pl. polaritás, feszültség, bármi, nem hat rá a tükrözés</text:span><text:span text:style-name="T47"> (csak a réz rétegeket tükrözi)</text:span><text:span text:style-name="T30">, és nyomtatáskor eldöntheted, hogy </text:span><text:span text:style-name="T47">mit akarsz ezekből nyomtatni</text:span><text:span text:style-name="T30">. </text:span></text:p>
      <text:p text:style-name="P47"><text:span text:style-name="T30"/></text:p>
      <text:p text:style-name="P50">Gerber fájlok:<text:span text:style-name="T30"> fájl/plotter/generate drill files: az ablakban újra generate. Nem tudtam megadni, hogy a furatok is láthatóak legyenek. Nekem igazából nincs szükségem gerber fájlra, én nem gyártatok panelt.</text:span></text:p>
      <text:p text:style-name="P50"><text:span text:style-name="T30"/></text:p>
      <text:p text:style-name="P51">3 dimenziós nézet:<text:span text:style-name="T30"> a menüben a nézetben lehet kiválasztani.</text:span><text:span text:style-name="T48"> Pásztázás középső egérgombbal, forgatás jobb egérgombbal.</text:span></text:p>
      <text:p text:style-name="P51"><text:span text:style-name="T48"/></text:p>
      <text:p text:style-name="P51"><text:span text:style-name="T48"/></text:p>
      <text:p text:style-name="P89">III. Egyéni szimbólumok és lábnyomokat</text:p>
      <text:p text:style-name="P88"/>
      <text:p text:style-name="P72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<text:soft-page-break/>footprint könyvtárat. </text:p>
      <text:p text:style-name="P73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73"/>
      <text:p text:style-name="P52">Új symbol létrehozása:</text:p>
      <text:p text:style-name="P74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0">vagy magyarul K, vagy kapcsolo)</text:span><text:span text:style-name="T3"> </text:span><text:span text:style-name="T30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74"><text:span text:style-name="T3">Pint adunk hozzá</text:span><text:span text:style-name="T30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0"> megnyomásával elhelyezünk még egyet (insert az utolsó műveletet ismétli). A másodjára elhelyezettnél módosítani kell az </text:span><text:span text:style-name="T3">y pozíciót</text:span><text:span text:style-name="T30"> és az </text:span><text:span text:style-name="T3">orentationt</text:span><text:span text:style-name="T30">, valamint a </text:span><text:span text:style-name="T3">pin nevet </text:span><text:span text:style-name="T30">B -re módosítjuk.</text:span><text:span text:style-name="T49"> </text:span></text:p>
      <text:p text:style-name="P75"><text:span text:style-name="T30">Jobb kattintás és a gridet finomra állítjuk a rajzoláshoz, jobb eszköztáron van kör és vonal, megrajzoljuk a kapcsoló hiányzó részét, majd </text:span><text:span text:style-name="T3">FONTOS:</text:span><text:span text:style-name="T30"> vissza kell </text:span><text:span text:style-name="T3">állítani</text:span><text:span text:style-name="T30"> a </text:span><text:span text:style-name="T3">gridet 1,27 mm-re (0.05 inch),</text:span><text:span text:style-name="T30"> mert az alkatrészek lábait </text:span><text:span text:style-name="T3">nem lehet csatlakoztatni a kapcsolási rajzon a vezetékekhez, ha a lábak (pinek) nincsenek 0.05 inch (1,27mm)</text:span><text:span text:style-name="T30"> rácshoz igazítva.</text:span></text:p>
      <text:p text:style-name="P71"/>
      <text:p text:style-name="P71">Most a vásznon (nem az alkatrészen) dupla kattintás (vagy fájl &gt; szimbólum tulajdonságai). Az érték mezőbe beírni a cikkszámot, a <text:span text:style-name="T3">keywords mezőbe</text:span> beírni <text:span text:style-name="T83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<text:span text:style-name="T83">Ékezet is lehet a kulcsszóban, működött, és akkor biztos nem téveszti össze semelyik angol szóval. </text:span>A tű neve itt nem lényeges, ezért állítsuk be, hogy ne látszódjon. Az OK megnyomása után igazítsa lejjebb az értékmező szövegét, hogy ne takarjon semmit. Mentsd el a szimbólumot és folytasd a lábnyom létrehozásával.</text:p>
      <text:p text:style-name="P91"><text:span text:style-name="T51"/></text:p>
      <text:p text:style-name="P91"><text:span text:style-name="T12">Új</text:span><text:span text:style-name="T3"> lábnyom létrehozása:</text:span></text:p>
      <text:p text:style-name="P94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<text:soft-page-break/>arra váltok (az első 1,27 mm, mert a symbol létrehozásához az kell).</text:p>
      <text:p text:style-name="P92"><text:span text:style-name="T13"/></text:p>
      <text:p text:style-name="P93"><text:span text:style-name="T18">Pad hozzáadása: </text:span><text:span text:style-name="T86">Edit/default pad properties</text:span><text:span text:style-name="T87"> ablak</text:span><text:span text:style-name="T90">ban beállíthatjuk a </text:span><text:span text:style-name="T91">default </text:span><text:span text:style-name="T90">pad tulajdonságait, de nem szükséges, helyette most egyszerűen bal oldali eszköztáron megnyomjuk a gombot, és beillesztünk egy padot a </text:span><text:span text:style-name="T87">x=0, y=4,8</text:span><text:span text:style-name="T90"> pozícióba (bekapcsolt grid). A</text:span><text:span text:style-name="T87">z első padot alapból 0,0 (x,y) pozícióba teszi, mivel az első pint kihagyjuk ennél a típusnál (csak két érintkezős), ezért </text:span><text:span text:style-name="T90">helyeztü</text:span><text:span text:style-name="T87">k</text:span><text:span text:style-name="T90"> most </text:span><text:span text:style-name="T87">x=0, y=4,8</text:span><text:span text:style-name="T90"> pozícióba. Az első pad után megnyitjuk a pad tulajdonságlapját (padon dupla kattintás, vagy E), és átírjuk a </text:span><text:span text:style-name="T19">Pad number</text:span><text:span text:style-name="T18">t</text:span><text:span text:style-name="T87">; 2-re</text:span><text:span text:style-name="T90">. </text:span><text:span text:style-name="T87">A következő padot majd automatikusan 3-asra számozza, és y=9,6-ra tes</text:span><text:span text:style-name="T90">szük</text:span><text:span text:style-name="T87">.</text:span><text:span text:style-name="T88"> </text:span></text:p>
      <text:p text:style-name="P94">P<text:span text:style-name="T3">ad típus</text:span>; furat jó lesz, , <text:span text:style-name="T3">Position</text:span>; <text:span text:style-name="T90">ha szükséges lehet módosítani.</text:span> <text:span text:style-name="T88">Beállítom a </text:span><text:span text:style-name="T14">pad formáját (shape), méretét, a furat formáját és méretét</text:span><text:span text:style-name="T15">,</text:span><text:span text:style-name="T89"> valamint a </text:span><text:span text:style-name="T15">két rézréteget</text:span><text:span text:style-name="T89"> is beállítom (F.Mask, B.Mask), a Mask réteg tartalmazza a forrszemeket és azért kell mindkét réteg (Front, Back), hogy kétoldalas panel esetén is jó legyen.</text:span></text:p>
      <text:p text:style-name="P92">Alapból a referenciát (alkatrész meghatározása) a silkscreen layerhez, a value-t az F.fab (gyártói) layerhez rendeli.<text:span text:style-name="T86"> </text:span></text:p>
      <text:p text:style-name="P96">Amikor beállítottad a pad tulajdonságait, elhelyezed a megfelelő pozícióba a másik padot, a pad száma automatikusan növekszik, és a tulajdonságok az előző padról másolódnak.</text:p>
      <text:p text:style-name="P97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92"/>
      <text:p text:style-name="P103">Keywords: <text:span text:style-name="T30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0"> megnyílik egy olyan tulajdonságlap, amin keywords megnézhető, átírható.</text:span></text:p>
      <text:p text:style-name="P103"><text:span text:style-name="T30"/></text:p>
      <text:p text:style-name="P104">A footprint grafikája (az alkatrész fizikai körvonalai):</text:p>
      <text:p text:style-name="P104"><text:span text:style-name="T30"/></text:p>
      <text:p text:style-name="P98">Egy footprintnél a gyártási rétegre (<text:span text:style-name="T3">F.Fab</text:span>) egy kicsit nagyobb körvonal<text:span text:style-name="T92">at </text:span><text:s/>rajzol<text:span text:style-name="T92"> </text:span>a szitanyomásos réteg (<text:span text:style-name="T3">F.Silkscreen</text:span>)<text:span text:style-name="T92">, 0,11 mm minden irányban</text:span>, és egy udvar (<text:span text:style-name="T3">F.Courtyard</text:span>)<text:span text:style-name="T92">; 0.25 mm-es hézaggal </text:span>veszi körül a teljes footprintet, hogy elkerülje az átfedéseket más lábnyomokkal.</text:p>
      <text:p text:style-name="P99"><text:span text:style-name="T20"/></text:p>
      <text:p text:style-name="P99"><text:span text:style-name="T20">F.Fab rétegre</text:span><text:span text:style-name="T93"> váltok</text:span><text:span text:style-name="T95"> (gyártási réteg, az alkatrész fizikai méretével meg kell egyezzen)</text:span><text:span text:style-name="T93">, </text:span><text:span text:style-name="T20">megrajzolom</text:span><text:span text:style-name="T93"> a </text:span><text:span text:style-name="T20">gyártási körvonala</text:span><text:span text:style-name="T93">t a kapcsolóhoz.</text:span>A példa kapcsolónk 7.9x13 mm. Kinyitjuk újra a <text:span text:style-name="T3">grid opciók</text:span> ablakot, és beállítjuk a <text:soft-page-break/>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99"/>
      <text:p text:style-name="P100">Ezután <text:span text:style-name="T3">F.Silkscreen</text:span> rétegre váltok és beállítom a szitanyomás méretére a rácsot, 0.11 mm-el nagyobbra<text:span text:style-name="T94">.</text:span></text:p>
      <text:p text:style-name="P105"/>
      <text:p text:style-name="P105">Egy fontos dolog: <text:span text:style-name="T30">a rács méretek és origók megadásánál műveletet is beírhatok, és akkor kiszámolja helyettem, a Kicad szövegdobozai is támogatják ezt. Műveleti jelek: +-/ és szorzásra a * csillag.</text:span></text:p>
      <text:p text:style-name="P105"><text:span text:style-name="T30"/></text:p>
      <text:p text:style-name="P105"><text:span text:style-name="T30">Ennek megfelelően akkor a rácsméretek mű</text:span><text:span text:style-name="T55">v</text:span><text:span text:style-name="T30">eletekkel beírva:</text:span></text:p>
      <text:p text:style-name="P105"><text:span text:style-name="T30">X: 7,9+2*0.11 <text:s text:c="9"/>(</text:span><text:span text:style-name="T54">= </text:span><text:span text:style-name="T30">8.12 mm)</text:span></text:p>
      <text:p text:style-name="P106"><text:span text:style-name="T30">Y: 13+2*0.11 <text:s text:c="11"/>(</text:span><text:span text:style-name="T54">= </text:span><text:span text:style-name="T30">13.22 mm)</text:span></text:p>
      <text:p text:style-name="P106"><text:span text:style-name="T30">X origó: 8.12/2 <text:s text:c="8"/>(</text:span><text:span text:style-name="T54">= </text:span><text:span text:style-name="T30">4.06 mm)</text:span></text:p>
      <text:p text:style-name="P106"><text:span text:style-name="T30">Y origó: -1.8-0.11 <text:s text:c="4"/>(</text:span><text:span text:style-name="T54">= </text:span><text:span text:style-name="T30">-1.91 mm)</text:span></text:p>
      <text:p text:style-name="P101"/>
      <text:p text:style-name="P100">Minden rajzolt keretünk méretét, kezdő- és végpontjait, layert (réteget) megnézhetünk utólag az E megnyomásakor a vonalon (tulajdonságlap).</text:p>
      <text:p text:style-name="P100"/>
      <text:p text:style-name="P107">F.Courtyard rétegre váltunk: <text:span text:style-name="T30">most másképp csináljuk, váltsuk a gridet 1 mm-re, rajzoljunk egy körülbelül méretű keretet, majd a keret tulajdonságlapján (E) módosítju</text:span><text:span text:style-name="T52">k</text:span><text:span text:style-name="T30"> az adatokat. </text:span><text:span text:style-name="T52">Itt most másképp kell méretezni, mert</text:span><text:span text:style-name="T30"> </text:span><text:span text:style-name="T53">kezdő- <text:s/>és végpont koordináták vannak, a </text:span><text:span text:style-name="T30">startpoint a keret bal felső sarka lesz, az endpoint pedig a jobb alsó pont, ennek megfelelően adjuk meg a 0.25 mm-es hézaggal a Courtyard-ot az udvart:</text:span></text:p>
      <text:p text:style-name="P108"><text:span text:style-name="T30">X startpoint: -3.95-0.25<text:tab/><text:tab/>(= 4.2 mm)</text:span></text:p>
      <text:p text:style-name="P108"><text:span text:style-name="T30">Y startpoint: -1.8-0.25<text:tab/><text:tab/>(= -2.05 mm)</text:span></text:p>
      <text:p text:style-name="P108"><text:span text:style-name="T30">X endpoint: 3.95+0.25<text:tab/><text:tab/>(= 4,2 mm)</text:span></text:p>
      <text:p text:style-name="P108"><text:span text:style-name="T30">Y endpoint: 11.2+0.25<text:tab/><text:tab/>(= 11,45 mm)</text:span></text:p>
      <text:p text:style-name="P108"><text:span text:style-name="T30"/></text:p>
      <text:p text:style-name="P108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4H25M13S</meta:editing-duration>
    <meta:editing-cycles>141</meta:editing-cycles>
    <meta:generator>LibreOffice/7.6.4.1$Linux_X86_64 LibreOffice_project/60$Build-1</meta:generator>
    <dc:date>2024-02-13T21:42:43.578669283</dc:date>
    <meta:document-statistic meta:table-count="0" meta:image-count="0" meta:object-count="0" meta:page-count="12" meta:paragraph-count="183" meta:word-count="3768" meta:character-count="26040" meta:non-whitespace-character-count="22391"/>
    <meta:template xlink:type="simple" xlink:actuate="onRequest" xlink:title="writer_sablon_1_alap" xlink:href="../../../../..//Templates/LibreOffice/Writer/writer_sablon_1_alap.ott" meta:date="2024-02-03T22:53:46.696918726"/>
  </office:meta>
</office:document-meta>
</file>